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/>
          <table:table-cell table:style-name="ce1"/>
          <table:table-cell office:value-type="string" calcext:value-type="string">
            <text:p>PCA</text:p>
          </table:table-cell>
          <table:table-cell office:value-type="string" calcext:value-type="string">
            <text:p>PLS-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iones PCA</text:p>
          </table:table-cell>
          <table:table-cell/>
          <table:table-cell table:style-name="ce1"/>
          <table:table-cell/>
          <table:table-cell table:style-name="ce1" office:value-type="float" office:value="97.5619" calcext:value-type="float">
            <text:p>97,5619</text:p>
          </table:table-cell>
          <table:table-cell table:style-name="ce1" office:value-type="float" office:value="97.0357" calcext:value-type="float">
            <text:p>97,0357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6:11:07.5276672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13T16:12:42.025218701</dc:date>
    <meta:editing-duration>PT40M36S</meta:editing-duration>
    <meta:editing-cycles>13</meta:editing-cycles>
    <meta:generator>LibreOffice/5.1.4.2$Linux_X86_64 LibreOffice_project/10m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97" chart:maximum="98" chart:interval-major="0.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1cm" svg:y="0.316cm" chart:style-name="ch2">
          <text:p>Hit Rate</text:p>
        </chart:title>
        <chart:subtitle svg:x="3.472cm" svg:y="1.275cm" chart:style-name="ch3">
          <text:p>PCA V.S PLS-DA Hit Rate ante parámetros óptimos</text:p>
        </chart:subtitle>
        <chart:plot-area chart:style-name="ch4" table:cell-range-address="Hoja1.A2:Hoja1.J3" chart:data-source-has-labels="both" svg:x="0.889cm" svg:y="1.937cm" svg:width="14.639cm" svg:height="5.899cm">
          <chartooo:coordinate-region svg:x="1.801cm" svg:y="2.136cm" svg:width="13.727cm" svg:height="5.053cm"/>
          <chart:axis chart:dimension="x" chart:name="primary-x" chart:style-name="ch5" chartooo:axis-type="auto">
            <chartooo:date-scale/>
            <chart:categories table:cell-range-address="Hoja1.B2:Hoja1.J2"/>
          </chart:axis>
          <chart:axis chart:dimension="y" chart:name="primary-y" chart:style-name="ch6">
            <chart:title svg:x="0.009cm" svg:y="5.777cm" chart:style-name="ch7">
              <text:p>Hit Rate(%)</text:p>
            </chart:title>
            <chart:grid chart:style-name="ch8" chart:class="major"/>
          </chart:axis>
          <chart:series chart:style-name="ch9" chart:values-cell-range-address="Hoja1.B3:Hoja1.J3" chart:label-cell-address="Hoja1.A3:Hoja1.A3" chart:class="chart:bar">
            <chart:data-point chart:style-name="ch10" chart:repeated="3"/>
            <chart:data-point chart:style-name="ch11"/>
            <chart:data-point/>
            <chart:data-point chart:style-name="ch10"/>
            <chart:data-point/>
            <chart:data-point chart:style-name="ch10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2:Hoja1.J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PCA</text:p>
              </table:table-cell>
              <table:table-cell office:value-type="string">
                <text:p>PLS-DA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5619">
                <text:p>97.5619</text:p>
              </table:table-cell>
              <table:table-cell office:value-type="float" office:value="97.0357">
                <text:p>97.0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